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99f" officeooo:paragraph-rsid="0017899f"/>
    </style:style>
    <style:style style:name="P2" style:family="paragraph" style:parent-style-name="Standard">
      <style:text-properties officeooo:paragraph-rsid="001a7e06"/>
    </style:style>
    <style:style style:name="P3" style:family="paragraph" style:parent-style-name="Standard">
      <style:text-properties officeooo:rsid="001b7fc7" officeooo:paragraph-rsid="001b7fc7"/>
    </style:style>
    <style:style style:name="P4" style:family="paragraph" style:parent-style-name="Standard">
      <style:text-properties officeooo:rsid="001c4ad2" officeooo:paragraph-rsid="001c4ad2"/>
    </style:style>
    <style:style style:name="P5" style:family="paragraph" style:parent-style-name="Standard">
      <style:text-properties officeooo:paragraph-rsid="001fd51f"/>
    </style:style>
    <style:style style:name="T1" style:family="text">
      <style:text-properties officeooo:rsid="001a7e06"/>
    </style:style>
    <style:style style:name="T2" style:family="text">
      <style:text-properties officeooo:rsid="001b1559"/>
    </style:style>
    <style:style style:name="T3" style:family="text">
      <style:text-properties officeooo:rsid="001e20b5"/>
    </style:style>
    <style:style style:name="T4" style:family="text">
      <style:text-properties officeooo:rsid="001fd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-31-2020</text:p>
      <text:p text:style-name="P1"/>
      <text:p text:style-name="P1">Using betting odd fluctations as key point indicator?</text:p>
      <text:p text:style-name="P1"/>
      <text:p text:style-name="P2"><text:span text:style-name="T1">New tennis abstract point-by-point stats: </text:span><text:a xlink:type="simple" xlink:href="https://www.tennisabstract.com/blog/2017/01/04/new-at-tennis-abstract-point-by-point-stats/" text:style-name="Internet_20_link" text:visited-style-name="Visited_20_Internet_20_Link">https://www.tennisabstract.com/blog/2017/01/04/new-at-tennis-abstract-point-by-point-stats/</text:a></text:p>
      <text:p text:style-name="P2"/>
      <text:p text:style-name="P2"><text:a xlink:type="simple" xlink:href="https://www.tennismindgame.com/big-points.html" text:style-name="Internet_20_link" text:visited-style-name="Visited_20_Internet_20_Link">https://www.tennismindgame.com/big-points.html</text:a> – <text:span text:style-name="T2">non empirical</text:span></text:p>
      <text:p text:style-name="P2"/>
      <text:p text:style-name="P2"><text:a xlink:type="simple" xlink:href="https://www.quora.com/Are-there-any-tennis-data-sets-which-show-individual-scores-point-by-point" text:style-name="Internet_20_link" text:visited-style-name="Visited_20_Internet_20_Link">https://www.quora.com/Are-there-any-tennis-data-sets-which-show-individual-scores-point-by-point</text:a></text:p>
      <text:p text:style-name="P3">API point by point</text:p>
      <text:p text:style-name="P2"/>
      <text:p text:style-name="P2"><text:a xlink:type="simple" xlink:href="https://www.quora.com/Are-there-any-tennis-datasets-available" text:style-name="Internet_20_link" text:visited-style-name="Visited_20_Internet_20_Link">https://www.quora.com/Are-there-any-tennis-datasets-available</text:a></text:p>
      <text:p text:style-name="P2"/>
      <text:p text:style-name="P4">point by point: slams looks pretty good, <text:span text:style-name="T3">2011-2020</text:span></text:p>
      <text:p text:style-name="P4"/>
      <text:p text:style-name="P4"><text:a xlink:type="simple" xlink:href="https://github.com/JeffSackmann/tennis_slam_pointbypoint" text:style-name="Internet_20_link" text:visited-style-name="Visited_20_Internet_20_Link">https://github.com/JeffSackmann/tennis_slam_pointbypoint</text:a></text:p>
      <text:p text:style-name="P4"/>
      <text:p text:style-name="P4">main draw looks a bit out of date</text:p>
      <text:p text:style-name="P4"/>
      <text:p text:style-name="P5"><text:span text:style-name="T4">ESPN api: </text:span><text:a xlink:type="simple" xlink:href="http://www.espn.com/apis/devcenter/overview.html" text:style-name="Internet_20_link" text:visited-style-name="Visited_20_Internet_20_Link">http://www.espn.com/apis/devcenter/overview.html</text:a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3:27:24.978728175</meta:creation-date>
    <meta:generator>LibreOffice/6.0.7.3$Linux_X86_64 LibreOffice_project/00m0$Build-3</meta:generator>
    <dc:date>2020-08-31T16:36:24.015142179</dc:date>
    <meta:editing-duration>PT2H27M50S</meta:editing-duration>
    <meta:editing-cycles>5</meta:editing-cycles>
    <meta:document-statistic meta:table-count="0" meta:image-count="0" meta:object-count="0" meta:page-count="1" meta:paragraph-count="11" meta:word-count="44" meta:character-count="629" meta:non-whitespace-character-count="595"/>
  </office:meta>
</office:document-meta>
</file>